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3" style:master-page-name="">
      <style:paragraph-properties style:page-number="auto" fo:break-before="page"/>
    </style:style>
    <style:style style:name="P80" style:family="paragraph" style:parent-style-name="Heading_20_2"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ent-style-name="descrText">
      <style:text-properties style:use-window-font-color="true" style:font-name="Bitstream Vera Sans" fo:font-size="8pt" fo:language="en" fo:country="US"/>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fo:text-align="start"/>
      <style:text-properties style:text-line-through-style="none" style:font-name="Arial4" fo:font-size="10pt" fo:font-style="normal" style:text-underline-style="none" fo:font-weight="normal"/>
    </style:style>
    <style:style style:name="P89" style:family="paragraph">
      <style:paragraph-properties fo:text-align="center"/>
      <style:text-properties style:text-line-through-style="none" style:font-name="Arial4" fo:font-size="11pt" fo:font-style="normal" style:text-underline-style="none" fo:font-weight="normal"/>
    </style:style>
    <style:style style:name="P90"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loext:opacity="1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6.10.2022 13:06:45&#13;&#13;__ Compilation of the extension &quot;For all users&quot; __&#13;&#13;&#13;Extension package created : yw-cnv-Ls-0.99.0.oxt&#13;Update file created : yw-cnv-Ls.update.xml&#13;&#13;16.10.2022 13:06: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412049420569765661"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199702599738793201" text:style-name="L2">
        <text:list-item>
          <text:p text:style-name="P44">Version 2.1.2 :</text:p>
        </text:list-item>
      </text:list>
      <text:list xml:id="list987135284917185493" text:style-name="L3">
        <text:list-item>
          <text:list>
            <text:list-item>
              <text:p text:style-name="P45">Localized help : resolved non-functional hyperlink due to API incompatibility introduced by Apache OpenOffice 4.1 (and LibreOffice 4.0).</text:p>
            </text:list-item>
          </text:list>
        </text:list-item>
      </text:list>
      <text:list xml:id="list33309293" text:continue-list="list7199702599738793201" text:style-name="L2">
        <text:list-item>
          <text:p text:style-name="P44">Version 2.1.1 :</text:p>
        </text:list-item>
      </text:list>
      <text:list xml:id="list8835344937635743057"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3301821" text:continue-list="list33309293" text:style-name="L2">
        <text:list-item>
          <text:p text:style-name="P44">Version 2.1.0 :</text:p>
        </text:list-item>
      </text:list>
      <text:list xml:id="list854595836433246477"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3289795" text:continue-list="list33301821" text:style-name="L2">
        <text:list-item>
          <text:p text:style-name="P44">Version 2.0.0 :</text:p>
        </text:list-item>
      </text:list>
      <text:list xml:id="list5177496878553953821"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3288572" text:continue-list="list33289795" text:style-name="L2">
        <text:list-item>
          <text:p text:style-name="P44">Version 1.5.3 :</text:p>
        </text:list-item>
      </text:list>
      <text:list xml:id="list3474640733549625623"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205700002556686886"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8" svg:width="0.802cm" svg:height="0.451cm" svg:x="2.3cm" svg:y="0.199cm" draw:control="control1"/><draw:control text:anchor-type="paragraph" draw:z-index="4" draw:name="Form2" draw:style-name="gr1" draw:text-style-name="P88"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8" svg:width="0.802cm" svg:height="0.451cm" svg:x="2.304cm" svg:y="0.199cm" draw:control="control3"/><draw:control text:anchor-type="paragraph" draw:z-index="6" draw:name="Form4" draw:style-name="gr1" draw:text-style-name="P88"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9"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90"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8" svg:width="0.802cm" svg:height="0.451cm" svg:x="2.33cm" svg:y="0.199cm" draw:control="control6"/><draw:control text:anchor-type="paragraph" draw:z-index="11" draw:name="Form8" draw:style-name="gr1" draw:text-style-name="P88"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8" svg:width="0.802cm" svg:height="0.451cm" svg:x="2.33cm" svg:y="0.199cm" draw:control="control8"/><draw:control text:anchor-type="paragraph" draw:z-index="13" draw:name="Form10" draw:style-name="gr1" draw:text-style-name="P88"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9"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90"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8" svg:width="0.802cm" svg:height="0.451cm" svg:x="2.33cm" svg:y="0.199cm" draw:control="control11"/><draw:control text:anchor-type="paragraph" draw:z-index="18" draw:name="Form14" draw:style-name="gr1" draw:text-style-name="P88"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9"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90"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99642814036357778"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609924453643048990"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12239505400002875"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939304110420514791"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696251445632312865"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706587817935069656"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287374998529047262"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870510378267146166"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434024562179529573" text:style-name="L17">
        <text:list-item>
          <text:p text:style-name="P59">Arg1 : <text:span text:style-name="InstructionMacro">String</text:span> : mandatory, type of control used for the button</text:p>
        </text:list-item>
      </text:list>
      <text:list xml:id="list7653000166990548602"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756124221255632486"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43754749985051506"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468752290313063952"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591601805318038747"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857578428038060043"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0644832882355950"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849443912985514504"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118308100566384158"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514828268570434844"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278151307106332792"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623346193453370697"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113984680423193818"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036292418336686725"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673684853814020258"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0786911614706266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068539888540271114"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Export to yw7</text:p>
      <text:p text:style-name="tooltipText"/>
      <text:p text:style-name="tooltipLang"><text:bookmark-start text:name="__RefHeading__44467_325084090"/>Tooltip de<text:bookmark-end text:name="__RefHeading__44467_325084090"/></text:p>
      <text:p text:style-name="descrText">Export zu yw7</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Export to a yw7 project.</text:span></text:p>
      <text:p text:style-name="P39"><text:soft-page-break/>- Export rewritable documents generated from yw7.<text:line-break/>- Generate a new yw7 file from a work in progress or an outline.</text:p>
      <text:p text:style-name="descrLang"><text:bookmark-start text:name="__RefHeading__78156_325084090"/>Description de<text:bookmark-end text:name="__RefHeading__78156_325084090"/></text:p>
      <text:p text:style-name="descrText">In ein yw7-Projekt exportieren:</text:p>
      <text:p text:style-name="descrText">- Zurückschreibbare Dokumente exportieren, die aus yw7 generiert wurden.<text:line-break/>- Eine neue yw7-Datei aus einem Text (work in progress) oder einer Dokumentenstruktur (outline) erzeugen.<text:line-break/><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793754942172428862"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2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2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97387674852092944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07497655022622777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37985007919758831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331814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6394725131171007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173461097895689611"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94327197524491580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2</dc:date>
     <text:p>internal</text:p>
     <text:p>Page2</text:p>
     <text:p/>
    </office:annotation>Paragraph styles</text:p>
      <text:p text:style-name="P28"><office:annotation>
     <dc:creator>BM</dc:creator>
     <dc:date>2008-03-13T00:00:00.42</dc:date>
     <text:p>internal</text:p>
     <text:p>Page7</text:p>
     <text:p/>
    </office:annotation>Hyperlinks</text:p>
      <text:p text:style-name="hlp_5f_paragraph"><text:span text:style-name="T14"><office:annotation>
      <dc:creator>BM</dc:creator>
      <dc:date>2008-03-13T00:00:00.42</dc:date>
      <text:p>internal</text:p>
      <text:p>Page3</text:p>
      <text:p/>
     </office:annotation></text:span><text:span text:style-name="T14">Text formatting</text:span></text:p>
      <text:p text:style-name="P28"><office:annotation>
     <dc:creator>BM</dc:creator>
     <dc:date>2008-03-26T00:00:00.4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2</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2</dc:date>
     <text:p>external</text:p>
     <text:p>text/swriter/main0210.xhp</text:p>
     <text:p/>
    </office:annotation><text:span text:style-name="T14">Preview topic</text:span> </text:p>
      <text:p text:style-name="hlp_5f_paragraph">This hyperlink displays <text:s/><office:annotation>
     <dc:creator>BM</dc:creator>
     <dc:date>2008-03-15T00:00:00.4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295323" text:continue-list="list597387674852092944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3309625" text:continue-list="list3331814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4</dc:date>
     <text:p text:style-name="P87"><text:span text:style-name="T24">image</text:span></text:p>
     <text:p text:style-name="P87"><text:span text:style-name="T24">Images/Help/dontfeedtrolls.gif</text:span></text:p>
     <text:p text:style-name="P87"><text:span text:style-name="T24">icon</text:span></text:p>
     <text:p text:style-name="P87"><text:span text:style-name="T24"/></text:p>
    </office:annotation> within a text.</text:p>
      <text:p text:style-name="hlp_5f_paragraph"><text:line-break/><text:line-break/>Now a bigger image in a blank line.</text:p>
      <text:p text:style-name="hlp_5f_paragraph"><office:annotation>
     <dc:creator>Bernard Marcelly</dc:creator>
     <dc:date>2009-01-24T10:50:50.44</dc:date>
     <text:p text:style-name="P87"><text:span text:style-name="T24">image</text:span></text:p>
     <text:p text:style-name="P87"><text:span text:style-name="T24">Images/Help/sailingShip.wmf</text:span></text:p>
     <text:p text:style-name="P87"><text:span text:style-name="T24">Old sailing ship</text:span></text:p>
     <text:p text:style-name="P87"><text:span text:style-name="T24"/></text:p>
    </office:annotation></text:p>
      <text:p text:style-name="hlp_5f_paragraph"/>
      <text:p text:style-name="hlp_5f_paragraph"><text:line-break/><text:line-break/>Finally an image<office:annotation>
     <dc:creator>Bernard Marcelly</dc:creator>
     <dc:date>2009-01-24T20:53:22.44</dc:date>
     <text:p text:style-name="P87"><text:span text:style-name="T24">imageOOo</text:span></text:p>
     <text:p text:style-name="P87"><text:span text:style-name="T24">sd/res/get1obj.png</text:span></text:p>
    </office:annotation> from OpenOffice resources</text:p>
      <text:p text:style-name="hlp_5f_page">Page10 : Creating the Help tree</text:p>
      <text:list xml:id="list33310895" text:continue-list="list3329532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7 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3316629" text:continue-list="list33309625"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3286980"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3315599"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59" meta:word-count="13571" meta:character-count="8388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yw7 export for LibreOffice.")
  setDisplayName("de", "yw-cnv - yw7-Export für LibreOffice.")
  setTooltip("en, de", "en") ' deprecated ! starting from 3.1,use instead setExtensionDescription
  
  setPublisherName("en", "Peter Triesberger", "https://github.com/peter88213")
  setLicense("en")

  beginUpdateInformation("direct", "direct") 
	setUpdateSource("https://raw.githubusercontent.com/peter88213/yw-cnv/main/", "https://raw.githubusercontent.com/peter88213/yw-cnv/main/dist/")
  endUpdateInformation
  
endDescription  



beginAnnexes 
  useLibrary("Python", "yw-cnv/")
endAnnexes

beginAddonUI


  beginOfficeHelp
	   beginTitles
	  	setTitle("Export to yw7 Help", "en")
    	setTitle("Export zu yw7 Hilfe", "de")
      endTitles
      setURL("Python", "help/help.py", "show_help")
  endOfficeHelp

  beginOfficeMenuBarMerging  
    beginMergeInstruction("StartModule, Writer, Calc")
      setMergePoint(".uno:PickList\.uno:Save", "AddBefore", "Ignore")
      beginMergeItems
        addSeparator
		beginCommand
            beginTitles("Writer, Calc")
		 	    setTitle("Export to yWriter", "en")
		        setTitle("Zu yWriter exportieren", "de")
            endTitles
            setURL("Python", "yw-cnv/cnvyw.py", "export_yw")
		endCommand
        addSeparator
      endMergeItems
    endMergeInstruction

      
    beginMergeInstruction("Writer")
      	setMergePoint(".uno:FormatMenu\.uno:PageDialog", "AddAfter", "AddLast") 
      	beginMergeItems  
        	addSeparator	
			beginCommand
	            beginTitles
			 	    setTitle("Replace scene dividers with blank lines", "en")
			        setTitle("Abschnitts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addSeparator	   	     
      	endMergeItems           
    endMergeInstruction
  endOfficeMenuBarMerging

  beginAddonMenu
    beginMenu
      beginTitles
	      setTitle("w7 Export")
      endTitles
      beginMenuItems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Command
            beginTitles
		   	    setTitle("Replace scene dividers with blank lines", "en")
		        setTitle("Abschnitts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